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8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3181in" svg:height="5.9921in" svg:x="0.3126in" svg:y="0.9307in">
            <draw:object draw:notify-on-update-of-ranges="Sheet1.F25:Sheet1.F28 Sheet1.G24:Sheet1.G24 Sheet1.G25:Sheet1.G28 Sheet1.H24:Sheet1.H24 Sheet1.H25:Sheet1.H28 Sheet1.I24:Sheet1.I24 Sheet1.I25:Sheet1.I28 Sheet1.J24:Sheet1.J24 Sheet1.J25:Sheet1.J28 Sheet1.K24:Sheet1.K24 Sheet1.K25:Sheet1.K28 Sheet1.L24:Sheet1.L24 Sheet1.L25:Sheet1.L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encoding_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auc</text:p>
          </table:table-cell>
          <table:table-cell table:number-columns-repeated="2"/>
          <table:table-cell office:value-type="string" calcext:value-type="string">
            <text:p>nasal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coronal_dorsal</text:p>
          </table:table-cell>
          <table:table-cell office:value-type="string" calcext:value-type="string">
            <text:p>coronal_labial</text:p>
          </table:table-cell>
          <table:table-cell office:value-type="string" calcext:value-type="string">
            <text:p>labial_dorsal</text:p>
          </table:table-cell>
          <table:table-cell office:value-type="string" calcext:value-type="string">
            <text:p>vo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nasal</text:p>
          </table:table-cell>
          <table:table-cell office:value-type="float" office:value="0.41875" calcext:value-type="float">
            <text:p>0.41875</text:p>
          </table:table-cell>
          <table:table-cell/>
          <table:table-cell office:value-type="string" calcext:value-type="string">
            <text:p>phones_dictio_15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520833333" calcext:value-type="float">
            <text:p>0.520833333</text:p>
          </table:table-cell>
          <table:table-cell office:value-type="float" office:value="0.514583333" calcext:value-type="float">
            <text:p>0.514583333</text:p>
          </table:table-cell>
          <table:table-cell office:value-type="float" office:value="0.622894737" calcext:value-type="float">
            <text:p>0.622894737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538213213" calcext:value-type="float">
            <text:p>0.538213213</text:p>
          </table:table-cell>
          <table:table-cell office:value-type="float" office:value="0.543170769" calcext:value-type="float">
            <text:p>0.5431707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ntinuant</text:p>
          </table:table-cell>
          <table:table-cell office:value-type="float" office:value="0.520833333" calcext:value-type="float">
            <text:p>0.520833333</text:p>
          </table:table-cell>
          <table:table-cell/>
          <table:table-cell office:value-type="string" calcext:value-type="string">
            <text:p>phones_dictio_20</text:p>
          </table:table-cell>
          <table:table-cell office:value-type="float" office:value="0.615972222" calcext:value-type="float">
            <text:p>0.6159722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7638889" calcext:value-type="float">
            <text:p>0.657638889</text:p>
          </table:table-cell>
          <table:table-cell office:value-type="float" office:value="0.563157895" calcext:value-type="float">
            <text:p>0.563157895</text:p>
          </table:table-cell>
          <table:table-cell office:value-type="float" office:value="0.574305556" calcext:value-type="float">
            <text:p>0.574305556</text:p>
          </table:table-cell>
          <table:table-cell office:value-type="float" office:value="0.586111111" calcext:value-type="float">
            <text:p>0.586111111</text:p>
          </table:table-cell>
          <table:table-cell office:value-type="float" office:value="0.603697612" calcext:value-type="float">
            <text:p>0.6036976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dorsal</text:p>
          </table:table-cell>
          <table:table-cell office:value-type="float" office:value="0.514583333" calcext:value-type="float">
            <text:p>0.514583333</text:p>
          </table:table-cell>
          <table:table-cell/>
          <table:table-cell office:value-type="string" calcext:value-type="string">
            <text:p>phones_dictio_25</text:p>
          </table:table-cell>
          <table:table-cell office:value-type="float" office:value="0.452083333" calcext:value-type="float">
            <text:p>0.452083333</text:p>
          </table:table-cell>
          <table:table-cell office:value-type="float" office:value="0.491452991" calcext:value-type="float">
            <text:p>0.491452991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722105263" calcext:value-type="float">
            <text:p>0.722105263</text:p>
          </table:table-cell>
          <table:table-cell office:value-type="float" office:value="0.588194444" calcext:value-type="float">
            <text:p>0.588194444</text:p>
          </table:table-cell>
          <table:table-cell office:value-type="float" office:value="0.578753754" calcext:value-type="float">
            <text:p>0.578753754</text:p>
          </table:table-cell>
          <table:table-cell office:value-type="float" office:value="0.568973298" calcext:value-type="float">
            <text:p>0.5689732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labial</text:p>
          </table:table-cell>
          <table:table-cell office:value-type="float" office:value="0.622894737" calcext:value-type="float">
            <text:p>0.622894737</text:p>
          </table:table-cell>
          <table:table-cell/>
          <table:table-cell office:value-type="string" calcext:value-type="string">
            <text:p>phones_dictio_30</text:p>
          </table:table-cell>
          <table:table-cell office:value-type="float" office:value="0.610416667" calcext:value-type="float">
            <text:p>0.610416667</text:p>
          </table:table-cell>
          <table:table-cell office:value-type="float" office:value="0.409188034" calcext:value-type="float">
            <text:p>0.409188034</text:p>
          </table:table-cell>
          <table:table-cell office:value-type="float" office:value="0.484027778" calcext:value-type="float">
            <text:p>0.484027778</text:p>
          </table:table-cell>
          <table:table-cell office:value-type="float" office:value="0.619210526" calcext:value-type="float">
            <text:p>0.619210526</text:p>
          </table:table-cell>
          <table:table-cell office:value-type="float" office:value="0.399305556" calcext:value-type="float">
            <text:p>0.399305556</text:p>
          </table:table-cell>
          <table:table-cell office:value-type="float" office:value="0.617642643" calcext:value-type="float">
            <text:p>0.617642643</text:p>
          </table:table-cell>
          <table:table-cell office:value-type="float" office:value="0.523298534" calcext:value-type="float">
            <text:p>0.523298534</text:p>
          </table:table-cell>
          <table:table-cell office:value-type="float" office:value="0.559785053" calcext:value-type="float">
            <text:p>0.5597850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labial_dorsal</text:p>
          </table:table-cell>
          <table:table-cell office:value-type="float" office:value="0.64375" calcext:value-type="float">
            <text:p>0.6437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voice</text:p>
          </table:table-cell>
          <table:table-cell office:value-type="float" office:value="0.538213213" calcext:value-type="float">
            <text:p>0.538213213</text:p>
          </table:table-cell>
          <table:table-cell/>
          <table:table-cell office:value-type="string" calcext:value-type="string">
            <text:p>phones_real_15</text:p>
          </table:table-cell>
          <table:table-cell office:value-type="float" office:value="0.795138889" calcext:value-type="float">
            <text:p>0.795138889</text:p>
          </table:table-cell>
          <table:table-cell office:value-type="float" office:value="0.571581197" calcext:value-type="float">
            <text:p>0.571581197</text:p>
          </table:table-cell>
          <table:table-cell office:value-type="float" office:value="0.786805556" calcext:value-type="float">
            <text:p>0.786805556</text:p>
          </table:table-cell>
          <table:table-cell office:value-type="float" office:value="0.697368421" calcext:value-type="float">
            <text:p>0.697368421</text:p>
          </table:table-cell>
          <table:table-cell office:value-type="float" office:value="0.814583333" calcext:value-type="float">
            <text:p>0.814583333</text:p>
          </table:table-cell>
          <table:table-cell office:value-type="float" office:value="0.709309309" calcext:value-type="float">
            <text:p>0.709309309</text:p>
          </table:table-cell>
          <table:table-cell office:value-type="float" office:value="0.729131117" calcext:value-type="float">
            <text:p>0.72913111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nasal</text:p>
          </table:table-cell>
          <table:table-cell office:value-type="float" office:value="0.615972222" calcext:value-type="float">
            <text:p>0.615972222</text:p>
          </table:table-cell>
          <table:table-cell/>
          <table:table-cell office:value-type="string" calcext:value-type="string">
            <text:p>phones_real_20</text:p>
          </table:table-cell>
          <table:table-cell office:value-type="float" office:value="0.649305556" calcext:value-type="float">
            <text:p>0.649305556</text:p>
          </table:table-cell>
          <table:table-cell office:value-type="float" office:value="0.522435897" calcext:value-type="float">
            <text:p>0.522435897</text:p>
          </table:table-cell>
          <table:table-cell office:value-type="float" office:value="0.832638889" calcext:value-type="float">
            <text:p>0.832638889</text:p>
          </table:table-cell>
          <table:table-cell office:value-type="float" office:value="0.607631579" calcext:value-type="float">
            <text:p>0.607631579</text:p>
          </table:table-cell>
          <table:table-cell office:value-type="float" office:value="0.803472222" calcext:value-type="float">
            <text:p>0.803472222</text:p>
          </table:table-cell>
          <table:table-cell office:value-type="float" office:value="0.593018018" calcext:value-type="float">
            <text:p>0.593018018</text:p>
          </table:table-cell>
          <table:table-cell office:value-type="float" office:value="0.668083694" calcext:value-type="float">
            <text:p>0.6680836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ntinuant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phones_real_25</text:p>
          </table:table-cell>
          <table:table-cell office:value-type="float" office:value="0.420138889" calcext:value-type="float">
            <text:p>0.420138889</text:p>
          </table:table-cell>
          <table:table-cell office:value-type="float" office:value="0.624465812" calcext:value-type="float">
            <text:p>0.624465812</text:p>
          </table:table-cell>
          <table:table-cell office:value-type="float" office:value="0.732638889" calcext:value-type="float">
            <text:p>0.732638889</text:p>
          </table:table-cell>
          <table:table-cell office:value-type="float" office:value="0.655789474" calcext:value-type="float">
            <text:p>0.655789474</text:p>
          </table:table-cell>
          <table:table-cell office:value-type="float" office:value="0.682638889" calcext:value-type="float">
            <text:p>0.682638889</text:p>
          </table:table-cell>
          <table:table-cell office:value-type="float" office:value="0.633708709" calcext:value-type="float">
            <text:p>0.633708709</text:p>
          </table:table-cell>
          <table:table-cell office:value-type="float" office:value="0.624896777" calcext:value-type="float">
            <text:p>0.6248967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dorsal</text:p>
          </table:table-cell>
          <table:table-cell office:value-type="float" office:value="0.657638889" calcext:value-type="float">
            <text:p>0.657638889</text:p>
          </table:table-cell>
          <table:table-cell/>
          <table:table-cell office:value-type="string" calcext:value-type="string">
            <text:p>phones_real_30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633012821" calcext:value-type="float">
            <text:p>0.633012821</text:p>
          </table:table-cell>
          <table:table-cell office:value-type="float" office:value="0.779861111" calcext:value-type="float">
            <text:p>0.779861111</text:p>
          </table:table-cell>
          <table:table-cell office:value-type="float" office:value="0.638684211" calcext:value-type="float">
            <text:p>0.638684211</text:p>
          </table:table-cell>
          <table:table-cell office:value-type="float" office:value="0.771527778" calcext:value-type="float">
            <text:p>0.771527778</text:p>
          </table:table-cell>
          <table:table-cell office:value-type="float" office:value="0.661036036" calcext:value-type="float">
            <text:p>0.661036036</text:p>
          </table:table-cell>
          <table:table-cell office:value-type="float" office:value="0.677561993" calcext:value-type="float">
            <text:p>0.677561993</text:p>
          </table:table-cell>
          <table:table-cell office:value-type="float" office:value="0.674918395" calcext:value-type="float">
            <text:p>0.674918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labial</text:p>
          </table:table-cell>
          <table:table-cell office:value-type="float" office:value="0.563157895" calcext:value-type="float">
            <text:p>0.563157895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labial_dorsal</text:p>
          </table:table-cell>
          <table:table-cell office:value-type="float" office:value="0.574305556" calcext:value-type="float">
            <text:p>0.574305556</text:p>
          </table:table-cell>
          <table:table-cell/>
          <table:table-cell office:value-type="string" calcext:value-type="string">
            <text:p>phones_#_dictio_15</text:p>
          </table:table-cell>
          <table:table-cell office:value-type="float" office:value="0.504861111" calcext:value-type="float">
            <text:p>0.504861111</text:p>
          </table:table-cell>
          <table:table-cell office:value-type="float" office:value="0.433226496" calcext:value-type="float">
            <text:p>0.433226496</text:p>
          </table:table-cell>
          <table:table-cell office:value-type="float" office:value="0.550694444" calcext:value-type="float">
            <text:p>0.550694444</text:p>
          </table:table-cell>
          <table:table-cell office:value-type="float" office:value="0.586315789" calcext:value-type="float">
            <text:p>0.586315789</text:p>
          </table:table-cell>
          <table:table-cell office:value-type="float" office:value="0.415972222" calcext:value-type="float">
            <text:p>0.415972222</text:p>
          </table:table-cell>
          <table:table-cell office:value-type="float" office:value="0.542717718" calcext:value-type="float">
            <text:p>0.542717718</text:p>
          </table:table-cell>
          <table:table-cell office:value-type="float" office:value="0.505631297" calcext:value-type="float">
            <text:p>0.50563129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voice</text:p>
          </table:table-cell>
          <table:table-cell office:value-type="float" office:value="0.586111111" calcext:value-type="float">
            <text:p>0.586111111</text:p>
          </table:table-cell>
          <table:table-cell/>
          <table:table-cell office:value-type="string" calcext:value-type="string">
            <text:p>phones_#_dictio_20</text:p>
          </table:table-cell>
          <table:table-cell office:value-type="float" office:value="0.695138889" calcext:value-type="float">
            <text:p>0.695138889</text:p>
          </table:table-cell>
          <table:table-cell office:value-type="float" office:value="0.595619658" calcext:value-type="float">
            <text:p>0.595619658</text:p>
          </table:table-cell>
          <table:table-cell office:value-type="float" office:value="0.563194444" calcext:value-type="float">
            <text:p>0.563194444</text:p>
          </table:table-cell>
          <table:table-cell office:value-type="float" office:value="0.635263158" calcext:value-type="float">
            <text:p>0.635263158</text:p>
          </table:table-cell>
          <table:table-cell office:value-type="float" office:value="0.577083333" calcext:value-type="float">
            <text:p>0.577083333</text:p>
          </table:table-cell>
          <table:table-cell office:value-type="float" office:value="0.535810811" calcext:value-type="float">
            <text:p>0.535810811</text:p>
          </table:table-cell>
          <table:table-cell office:value-type="float" office:value="0.600351716" calcext:value-type="float">
            <text:p>0.6003517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nasal</text:p>
          </table:table-cell>
          <table:table-cell office:value-type="float" office:value="0.452083333" calcext:value-type="float">
            <text:p>0.452083333</text:p>
          </table:table-cell>
          <table:table-cell/>
          <table:table-cell office:value-type="string" calcext:value-type="string">
            <text:p>phones_#_dictio_25</text:p>
          </table:table-cell>
          <table:table-cell office:value-type="float" office:value="0.779861111" calcext:value-type="float">
            <text:p>0.779861111</text:p>
          </table:table-cell>
          <table:table-cell office:value-type="float" office:value="0.531517094" calcext:value-type="float">
            <text:p>0.531517094</text:p>
          </table:table-cell>
          <table:table-cell office:value-type="float" office:value="0.674305556" calcext:value-type="float">
            <text:p>0.674305556</text:p>
          </table:table-cell>
          <table:table-cell office:value-type="float" office:value="0.516315789" calcext:value-type="float">
            <text:p>0.516315789</text:p>
          </table:table-cell>
          <table:table-cell office:value-type="float" office:value="0.713194444" calcext:value-type="float">
            <text:p>0.713194444</text:p>
          </table:table-cell>
          <table:table-cell office:value-type="float" office:value="0.53490991" calcext:value-type="float">
            <text:p>0.53490991</text:p>
          </table:table-cell>
          <table:table-cell office:value-type="float" office:value="0.625017317" calcext:value-type="float">
            <text:p>0.6250173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ntinuant</text:p>
          </table:table-cell>
          <table:table-cell office:value-type="float" office:value="0.491452991" calcext:value-type="float">
            <text:p>0.491452991</text:p>
          </table:table-cell>
          <table:table-cell/>
          <table:table-cell office:value-type="string" calcext:value-type="string">
            <text:p>phones_#_dictio_30</text:p>
          </table:table-cell>
          <table:table-cell office:value-type="float" office:value="0.650694444" calcext:value-type="float">
            <text:p>0.650694444</text:p>
          </table:table-cell>
          <table:table-cell office:value-type="float" office:value="0.491452991" calcext:value-type="float">
            <text:p>0.491452991</text:p>
          </table:table-cell>
          <table:table-cell office:value-type="float" office:value="0.736805556" calcext:value-type="float">
            <text:p>0.736805556</text:p>
          </table:table-cell>
          <table:table-cell office:value-type="float" office:value="0.615526316" calcext:value-type="float">
            <text:p>0.615526316</text:p>
          </table:table-cell>
          <table:table-cell office:value-type="float" office:value="0.722916667" calcext:value-type="float">
            <text:p>0.722916667</text:p>
          </table:table-cell>
          <table:table-cell office:value-type="float" office:value="0.646321321" calcext:value-type="float">
            <text:p>0.646321321</text:p>
          </table:table-cell>
          <table:table-cell office:value-type="float" office:value="0.643952883" calcext:value-type="float">
            <text:p>0.643952883</text:p>
          </table:table-cell>
          <table:table-cell office:value-type="float" office:value="0.593738303" calcext:value-type="float">
            <text:p>0.5937383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dorsal</text:p>
          </table:table-cell>
          <table:table-cell office:value-type="float" office:value="0.58125" calcext:value-type="float">
            <text:p>0.5812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labial</text:p>
          </table:table-cell>
          <table:table-cell office:value-type="float" office:value="0.722105263" calcext:value-type="float">
            <text:p>0.722105263</text:p>
          </table:table-cell>
          <table:table-cell/>
          <table:table-cell office:value-type="string" calcext:value-type="string">
            <text:p>phones_#_real_15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699252137" calcext:value-type="float">
            <text:p>0.699252137</text:p>
          </table:table-cell>
          <table:table-cell office:value-type="float" office:value="0.525694444" calcext:value-type="float">
            <text:p>0.525694444</text:p>
          </table:table-cell>
          <table:table-cell office:value-type="float" office:value="0.626315789" calcext:value-type="float">
            <text:p>0.626315789</text:p>
          </table:table-cell>
          <table:table-cell office:value-type="float" office:value="0.710416667" calcext:value-type="float">
            <text:p>0.710416667</text:p>
          </table:table-cell>
          <table:table-cell office:value-type="float" office:value="0.605630631" calcext:value-type="float">
            <text:p>0.605630631</text:p>
          </table:table-cell>
          <table:table-cell office:value-type="float" office:value="0.591426611" calcext:value-type="float">
            <text:p>0.59142661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labial_dorsal</text:p>
          </table:table-cell>
          <table:table-cell office:value-type="float" office:value="0.588194444" calcext:value-type="float">
            <text:p>0.588194444</text:p>
          </table:table-cell>
          <table:table-cell/>
          <table:table-cell office:value-type="string" calcext:value-type="string">
            <text:p>phones_#_real_20</text:p>
          </table:table-cell>
          <table:table-cell office:value-type="float" office:value="0.653472222" calcext:value-type="float">
            <text:p>0.653472222</text:p>
          </table:table-cell>
          <table:table-cell office:value-type="float" office:value="0.452457265" calcext:value-type="float">
            <text:p>0.452457265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550526316" calcext:value-type="float">
            <text:p>0.550526316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53521021" calcext:value-type="float">
            <text:p>0.53521021</text:p>
          </table:table-cell>
          <table:table-cell office:value-type="float" office:value="0.584953595" calcext:value-type="float">
            <text:p>0.58495359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voice</text:p>
          </table:table-cell>
          <table:table-cell office:value-type="float" office:value="0.578753754" calcext:value-type="float">
            <text:p>0.578753754</text:p>
          </table:table-cell>
          <table:table-cell/>
          <table:table-cell office:value-type="string" calcext:value-type="string">
            <text:p>phones_#_real_25</text:p>
          </table:table-cell>
          <table:table-cell office:value-type="float" office:value="0.628472222" calcext:value-type="float">
            <text:p>0.628472222</text:p>
          </table:table-cell>
          <table:table-cell office:value-type="float" office:value="0.598290598" calcext:value-type="float">
            <text:p>0.598290598</text:p>
          </table:table-cell>
          <table:table-cell office:value-type="float" office:value="0.724305556" calcext:value-type="float">
            <text:p>0.724305556</text:p>
          </table:table-cell>
          <table:table-cell office:value-type="float" office:value="0.557631579" calcext:value-type="float">
            <text:p>0.557631579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608783784" calcext:value-type="float">
            <text:p>0.608783784</text:p>
          </table:table-cell>
          <table:table-cell office:value-type="float" office:value="0.656038956" calcext:value-type="float">
            <text:p>0.6560389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nasal</text:p>
          </table:table-cell>
          <table:table-cell office:value-type="float" office:value="0.610416667" calcext:value-type="float">
            <text:p>0.610416667</text:p>
          </table:table-cell>
          <table:table-cell/>
          <table:table-cell office:value-type="string" calcext:value-type="string">
            <text:p>phones_#_real_30</text:p>
          </table:table-cell>
          <table:table-cell office:value-type="float" office:value="0.645138889" calcext:value-type="float">
            <text:p>0.645138889</text:p>
          </table:table-cell>
          <table:table-cell office:value-type="float" office:value="0.584401709" calcext:value-type="float">
            <text:p>0.584401709</text:p>
          </table:table-cell>
          <table:table-cell office:value-type="float" office:value="0.802083333" calcext:value-type="float">
            <text:p>0.802083333</text:p>
          </table:table-cell>
          <table:table-cell office:value-type="float" office:value="0.48" calcext:value-type="float">
            <text:p>0.48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618243243" calcext:value-type="float">
            <text:p>0.618243243</text:p>
          </table:table-cell>
          <table:table-cell office:value-type="float" office:value="0.628936196" calcext:value-type="float">
            <text:p>0.628936196</text:p>
          </table:table-cell>
          <table:table-cell office:value-type="float" office:value="0.61533884" calcext:value-type="float">
            <text:p>0.615338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ntinuant</text:p>
          </table:table-cell>
          <table:table-cell office:value-type="float" office:value="0.409188034" calcext:value-type="float">
            <text:p>0.409188034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dorsal</text:p>
          </table:table-cell>
          <table:table-cell office:value-type="float" office:value="0.484027778" calcext:value-type="float">
            <text:p>0.484027778</text:p>
          </table:table-cell>
          <table:table-cell table:number-columns-repeated="2"/>
          <table:table-cell office:value-type="float" office:value="0.592621528" calcext:value-type="float">
            <text:p>0.592621528</text:p>
          </table:table-cell>
          <table:table-cell office:value-type="float" office:value="0.549011752" calcext:value-type="float">
            <text:p>0.549011752</text:p>
          </table:table-cell>
          <table:table-cell office:value-type="float" office:value="0.656770833" calcext:value-type="float">
            <text:p>0.656770833</text:p>
          </table:table-cell>
          <table:table-cell office:value-type="float" office:value="0.605921053" calcext:value-type="float">
            <text:p>0.605921053</text:p>
          </table:table-cell>
          <table:table-cell office:value-type="float" office:value="0.664756944" calcext:value-type="float">
            <text:p>0.664756944</text:p>
          </table:table-cell>
          <table:table-cell office:value-type="float" office:value="0.596588776" calcext:value-type="float">
            <text:p>0.5965887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labial</text:p>
          </table:table-cell>
          <table:table-cell office:value-type="float" office:value="0.619210526" calcext:value-type="float">
            <text:p>0.619210526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labial_dorsal</text:p>
          </table:table-cell>
          <table:table-cell office:value-type="float" office:value="0.399305556" calcext:value-type="float">
            <text:p>0.399305556</text:p>
          </table:table-cell>
          <table:table-cell table:number-columns-repeated="2"/>
          <table:table-cell office:value-type="string" calcext:value-type="string">
            <text:p>nasal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coronal_dorsal</text:p>
          </table:table-cell>
          <table:table-cell office:value-type="string" calcext:value-type="string">
            <text:p>coronal_labial</text:p>
          </table:table-cell>
          <table:table-cell office:value-type="string" calcext:value-type="string">
            <text:p>labial_dorsal</text:p>
          </table:table-cell>
          <table:table-cell office:value-type="string" calcext:value-type="string">
            <text:p>voic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voice</text:p>
          </table:table-cell>
          <table:table-cell office:value-type="float" office:value="0.617642643" calcext:value-type="float">
            <text:p>0.617642643</text:p>
          </table:table-cell>
          <table:table-cell/>
          <table:table-cell office:value-type="string" calcext:value-type="string">
            <text:p>phones_dictio_25</text:p>
          </table:table-cell>
          <table:table-cell office:value-type="float" office:value="0.452083333" calcext:value-type="float">
            <text:p>0.452083333</text:p>
          </table:table-cell>
          <table:table-cell office:value-type="float" office:value="0.491452991" calcext:value-type="float">
            <text:p>0.491452991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0.722105263" calcext:value-type="float">
            <text:p>0.722105263</text:p>
          </table:table-cell>
          <table:table-cell office:value-type="float" office:value="0.588194444" calcext:value-type="float">
            <text:p>0.588194444</text:p>
          </table:table-cell>
          <table:table-cell office:value-type="float" office:value="0.578753754" calcext:value-type="float">
            <text:p>0.57875375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nasal</text:p>
          </table:table-cell>
          <table:table-cell office:value-type="float" office:value="0.795138889" calcext:value-type="float">
            <text:p>0.795138889</text:p>
          </table:table-cell>
          <table:table-cell/>
          <table:table-cell office:value-type="string" calcext:value-type="string">
            <text:p>phones_real_25</text:p>
          </table:table-cell>
          <table:table-cell office:value-type="float" office:value="0.420138889" calcext:value-type="float">
            <text:p>0.420138889</text:p>
          </table:table-cell>
          <table:table-cell office:value-type="float" office:value="0.624465812" calcext:value-type="float">
            <text:p>0.624465812</text:p>
          </table:table-cell>
          <table:table-cell office:value-type="float" office:value="0.732638889" calcext:value-type="float">
            <text:p>0.732638889</text:p>
          </table:table-cell>
          <table:table-cell office:value-type="float" office:value="0.655789474" calcext:value-type="float">
            <text:p>0.655789474</text:p>
          </table:table-cell>
          <table:table-cell office:value-type="float" office:value="0.682638889" calcext:value-type="float">
            <text:p>0.682638889</text:p>
          </table:table-cell>
          <table:table-cell office:value-type="float" office:value="0.633708709" calcext:value-type="float">
            <text:p>0.63370870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ntinuant</text:p>
          </table:table-cell>
          <table:table-cell office:value-type="float" office:value="0.571581197" calcext:value-type="float">
            <text:p>0.571581197</text:p>
          </table:table-cell>
          <table:table-cell/>
          <table:table-cell office:value-type="string" calcext:value-type="string">
            <text:p>phones_#_dictio_25</text:p>
          </table:table-cell>
          <table:table-cell office:value-type="float" office:value="0.779861111" calcext:value-type="float">
            <text:p>0.779861111</text:p>
          </table:table-cell>
          <table:table-cell office:value-type="float" office:value="0.531517094" calcext:value-type="float">
            <text:p>0.531517094</text:p>
          </table:table-cell>
          <table:table-cell office:value-type="float" office:value="0.674305556" calcext:value-type="float">
            <text:p>0.674305556</text:p>
          </table:table-cell>
          <table:table-cell office:value-type="float" office:value="0.516315789" calcext:value-type="float">
            <text:p>0.516315789</text:p>
          </table:table-cell>
          <table:table-cell office:value-type="float" office:value="0.713194444" calcext:value-type="float">
            <text:p>0.713194444</text:p>
          </table:table-cell>
          <table:table-cell office:value-type="float" office:value="0.53490991" calcext:value-type="float">
            <text:p>0.534909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dorsal</text:p>
          </table:table-cell>
          <table:table-cell office:value-type="float" office:value="0.786805556" calcext:value-type="float">
            <text:p>0.786805556</text:p>
          </table:table-cell>
          <table:table-cell/>
          <table:table-cell office:value-type="string" calcext:value-type="string">
            <text:p>phones_#_real_25</text:p>
          </table:table-cell>
          <table:table-cell office:value-type="float" office:value="0.628472222" calcext:value-type="float">
            <text:p>0.628472222</text:p>
          </table:table-cell>
          <table:table-cell office:value-type="float" office:value="0.598290598" calcext:value-type="float">
            <text:p>0.598290598</text:p>
          </table:table-cell>
          <table:table-cell office:value-type="float" office:value="0.724305556" calcext:value-type="float">
            <text:p>0.724305556</text:p>
          </table:table-cell>
          <table:table-cell office:value-type="float" office:value="0.557631579" calcext:value-type="float">
            <text:p>0.557631579</text:p>
          </table:table-cell>
          <table:table-cell office:value-type="float" office:value="0.81875" calcext:value-type="float">
            <text:p>0.81875</text:p>
          </table:table-cell>
          <table:table-cell office:value-type="float" office:value="0.608783784" calcext:value-type="float">
            <text:p>0.60878378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labial</text:p>
          </table:table-cell>
          <table:table-cell office:value-type="float" office:value="0.697368421" calcext:value-type="float">
            <text:p>0.69736842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labial_dorsal</text:p>
          </table:table-cell>
          <table:table-cell office:value-type="float" office:value="0.814583333" calcext:value-type="float">
            <text:p>0.81458333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voice</text:p>
          </table:table-cell>
          <table:table-cell office:value-type="float" office:value="0.709309309" calcext:value-type="float">
            <text:p>0.70930930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nasal</text:p>
          </table:table-cell>
          <table:table-cell office:value-type="float" office:value="0.649305556" calcext:value-type="float">
            <text:p>0.64930555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ntinuant</text:p>
          </table:table-cell>
          <table:table-cell office:value-type="float" office:value="0.522435897" calcext:value-type="float">
            <text:p>0.522435897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dorsal</text:p>
          </table:table-cell>
          <table:table-cell office:value-type="float" office:value="0.832638889" calcext:value-type="float">
            <text:p>0.832638889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labial</text:p>
          </table:table-cell>
          <table:table-cell office:value-type="float" office:value="0.607631579" calcext:value-type="float">
            <text:p>0.607631579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labial_dorsal</text:p>
          </table:table-cell>
          <table:table-cell office:value-type="float" office:value="0.803472222" calcext:value-type="float">
            <text:p>0.803472222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voice</text:p>
          </table:table-cell>
          <table:table-cell office:value-type="float" office:value="0.593018018" calcext:value-type="float">
            <text:p>0.593018018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nasal</text:p>
          </table:table-cell>
          <table:table-cell office:value-type="float" office:value="0.420138889" calcext:value-type="float">
            <text:p>0.42013888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ntinuant</text:p>
          </table:table-cell>
          <table:table-cell office:value-type="float" office:value="0.624465812" calcext:value-type="float">
            <text:p>0.624465812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dorsal</text:p>
          </table:table-cell>
          <table:table-cell office:value-type="float" office:value="0.732638889" calcext:value-type="float">
            <text:p>0.73263888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labial</text:p>
          </table:table-cell>
          <table:table-cell office:value-type="float" office:value="0.655789474" calcext:value-type="float">
            <text:p>0.655789474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labial_dorsal</text:p>
          </table:table-cell>
          <table:table-cell office:value-type="float" office:value="0.682638889" calcext:value-type="float">
            <text:p>0.682638889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voice</text:p>
          </table:table-cell>
          <table:table-cell office:value-type="float" office:value="0.633708709" calcext:value-type="float">
            <text:p>0.633708709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nasal</text:p>
          </table:table-cell>
          <table:table-cell office:value-type="float" office:value="0.58125" calcext:value-type="float">
            <text:p>0.5812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ntinuant</text:p>
          </table:table-cell>
          <table:table-cell office:value-type="float" office:value="0.633012821" calcext:value-type="float">
            <text:p>0.633012821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dorsal</text:p>
          </table:table-cell>
          <table:table-cell office:value-type="float" office:value="0.779861111" calcext:value-type="float">
            <text:p>0.779861111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labial</text:p>
          </table:table-cell>
          <table:table-cell office:value-type="float" office:value="0.638684211" calcext:value-type="float">
            <text:p>0.63868421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labial_dorsal</text:p>
          </table:table-cell>
          <table:table-cell office:value-type="float" office:value="0.771527778" calcext:value-type="float">
            <text:p>0.771527778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voice</text:p>
          </table:table-cell>
          <table:table-cell office:value-type="float" office:value="0.661036036" calcext:value-type="float">
            <text:p>0.661036036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nasal</text:p>
          </table:table-cell>
          <table:table-cell office:value-type="float" office:value="0.504861111" calcext:value-type="float">
            <text:p>0.50486111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ntinuant</text:p>
          </table:table-cell>
          <table:table-cell office:value-type="float" office:value="0.433226496" calcext:value-type="float">
            <text:p>0.433226496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ronal_dorsal</text:p>
          </table:table-cell>
          <table:table-cell office:value-type="float" office:value="0.550694444" calcext:value-type="float">
            <text:p>0.550694444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ronal_labial</text:p>
          </table:table-cell>
          <table:table-cell office:value-type="float" office:value="0.586315789" calcext:value-type="float">
            <text:p>0.586315789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labial_dorsal</text:p>
          </table:table-cell>
          <table:table-cell office:value-type="float" office:value="0.415972222" calcext:value-type="float">
            <text:p>0.415972222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voice</text:p>
          </table:table-cell>
          <table:table-cell office:value-type="float" office:value="0.542717718" calcext:value-type="float">
            <text:p>0.542717718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nasal</text:p>
          </table:table-cell>
          <table:table-cell office:value-type="float" office:value="0.695138889" calcext:value-type="float">
            <text:p>0.695138889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ntinuant</text:p>
          </table:table-cell>
          <table:table-cell office:value-type="float" office:value="0.595619658" calcext:value-type="float">
            <text:p>0.595619658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ronal_dorsal</text:p>
          </table:table-cell>
          <table:table-cell office:value-type="float" office:value="0.563194444" calcext:value-type="float">
            <text:p>0.563194444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ronal_labial</text:p>
          </table:table-cell>
          <table:table-cell office:value-type="float" office:value="0.635263158" calcext:value-type="float">
            <text:p>0.6352631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labial_dorsal</text:p>
          </table:table-cell>
          <table:table-cell office:value-type="float" office:value="0.577083333" calcext:value-type="float">
            <text:p>0.57708333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voice</text:p>
          </table:table-cell>
          <table:table-cell office:value-type="float" office:value="0.535810811" calcext:value-type="float">
            <text:p>0.535810811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nasal</text:p>
          </table:table-cell>
          <table:table-cell office:value-type="float" office:value="0.779861111" calcext:value-type="float">
            <text:p>0.77986111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ntinuant</text:p>
          </table:table-cell>
          <table:table-cell office:value-type="float" office:value="0.531517094" calcext:value-type="float">
            <text:p>0.531517094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ronal_dorsal</text:p>
          </table:table-cell>
          <table:table-cell office:value-type="float" office:value="0.674305556" calcext:value-type="float">
            <text:p>0.67430555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ronal_labial</text:p>
          </table:table-cell>
          <table:table-cell office:value-type="float" office:value="0.516315789" calcext:value-type="float">
            <text:p>0.516315789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labial_dorsal</text:p>
          </table:table-cell>
          <table:table-cell office:value-type="float" office:value="0.713194444" calcext:value-type="float">
            <text:p>0.71319444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voice</text:p>
          </table:table-cell>
          <table:table-cell office:value-type="float" office:value="0.53490991" calcext:value-type="float">
            <text:p>0.53490991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nasal</text:p>
          </table:table-cell>
          <table:table-cell office:value-type="float" office:value="0.650694444" calcext:value-type="float">
            <text:p>0.650694444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ntinuant</text:p>
          </table:table-cell>
          <table:table-cell office:value-type="float" office:value="0.491452991" calcext:value-type="float">
            <text:p>0.49145299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ronal_dorsal</text:p>
          </table:table-cell>
          <table:table-cell office:value-type="float" office:value="0.736805556" calcext:value-type="float">
            <text:p>0.736805556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ronal_labial</text:p>
          </table:table-cell>
          <table:table-cell office:value-type="float" office:value="0.615526316" calcext:value-type="float">
            <text:p>0.615526316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labial_dorsal</text:p>
          </table:table-cell>
          <table:table-cell office:value-type="float" office:value="0.722916667" calcext:value-type="float">
            <text:p>0.72291666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voice</text:p>
          </table:table-cell>
          <table:table-cell office:value-type="float" office:value="0.646321321" calcext:value-type="float">
            <text:p>0.64632132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nasal</text:p>
          </table:table-cell>
          <table:table-cell office:value-type="float" office:value="0.38125" calcext:value-type="float">
            <text:p>0.38125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ntinuant</text:p>
          </table:table-cell>
          <table:table-cell office:value-type="float" office:value="0.699252137" calcext:value-type="float">
            <text:p>0.699252137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dorsal</text:p>
          </table:table-cell>
          <table:table-cell office:value-type="float" office:value="0.525694444" calcext:value-type="float">
            <text:p>0.525694444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labial</text:p>
          </table:table-cell>
          <table:table-cell office:value-type="float" office:value="0.626315789" calcext:value-type="float">
            <text:p>0.626315789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labial_dorsal</text:p>
          </table:table-cell>
          <table:table-cell office:value-type="float" office:value="0.710416667" calcext:value-type="float">
            <text:p>0.71041666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voice</text:p>
          </table:table-cell>
          <table:table-cell office:value-type="float" office:value="0.605630631" calcext:value-type="float">
            <text:p>0.605630631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nasal</text:p>
          </table:table-cell>
          <table:table-cell office:value-type="float" office:value="0.653472222" calcext:value-type="float">
            <text:p>0.653472222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ntinuant</text:p>
          </table:table-cell>
          <table:table-cell office:value-type="float" office:value="0.452457265" calcext:value-type="float">
            <text:p>0.45245726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dorsal</text:p>
          </table:table-cell>
          <table:table-cell office:value-type="float" office:value="0.561805556" calcext:value-type="float">
            <text:p>0.561805556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labial</text:p>
          </table:table-cell>
          <table:table-cell office:value-type="float" office:value="0.550526316" calcext:value-type="float">
            <text:p>0.550526316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labial_dorsal</text:p>
          </table:table-cell>
          <table:table-cell office:value-type="float" office:value="0.75625" calcext:value-type="float">
            <text:p>0.75625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voice</text:p>
          </table:table-cell>
          <table:table-cell office:value-type="float" office:value="0.53521021" calcext:value-type="float">
            <text:p>0.53521021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nasal</text:p>
          </table:table-cell>
          <table:table-cell office:value-type="float" office:value="0.628472222" calcext:value-type="float">
            <text:p>0.628472222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ntinuant</text:p>
          </table:table-cell>
          <table:table-cell office:value-type="float" office:value="0.598290598" calcext:value-type="float">
            <text:p>0.598290598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dorsal</text:p>
          </table:table-cell>
          <table:table-cell office:value-type="float" office:value="0.724305556" calcext:value-type="float">
            <text:p>0.724305556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labial</text:p>
          </table:table-cell>
          <table:table-cell office:value-type="float" office:value="0.557631579" calcext:value-type="float">
            <text:p>0.557631579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labial_dorsal</text:p>
          </table:table-cell>
          <table:table-cell office:value-type="float" office:value="0.81875" calcext:value-type="float">
            <text:p>0.81875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voice</text:p>
          </table:table-cell>
          <table:table-cell office:value-type="float" office:value="0.608783784" calcext:value-type="float">
            <text:p>0.608783784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nasal</text:p>
          </table:table-cell>
          <table:table-cell office:value-type="float" office:value="0.645138889" calcext:value-type="float">
            <text:p>0.645138889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ntinuant</text:p>
          </table:table-cell>
          <table:table-cell office:value-type="float" office:value="0.584401709" calcext:value-type="float">
            <text:p>0.584401709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dorsal</text:p>
          </table:table-cell>
          <table:table-cell office:value-type="float" office:value="0.802083333" calcext:value-type="float">
            <text:p>0.80208333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labial</text:p>
          </table:table-cell>
          <table:table-cell office:value-type="float" office:value="0.48" calcext:value-type="float">
            <text:p>0.48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labial_dorsal</text:p>
          </table:table-cell>
          <table:table-cell office:value-type="float" office:value="0.64375" calcext:value-type="float">
            <text:p>0.6437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voice</text:p>
          </table:table-cell>
          <table:table-cell office:value-type="float" office:value="0.618243243" calcext:value-type="float">
            <text:p>0.618243243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26T21:50:48.568817156</dc:date>
    <meta:editing-duration>P0D</meta:editing-duration>
    <meta:editing-cycles>1</meta:editing-cycles>
    <meta:document-statistic meta:table-count="1" meta:cell-count="5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69cm" svg:height="15.221cm" xlink:href=".." xlink:type="simple" chart:class="chart:bar" chart:style-name="ch1">
        <chart:title svg:x="9.984cm" svg:y="0.459cm" chart:style-name="ch2">
          <text:p>Archi2</text:p>
        </chart:title>
        <chart:legend svg:x="19.98cm" svg:y="6.066cm" style:legend-expansion="custom" chartooo:width="2.768cm" chartooo:height="3.088cm" style:legend-expansion-aspect-ratio="0.896373056994819" chart:style-name="ch3"/>
        <chart:plot-area chart:style-name="ch4" table:cell-range-address="Sheet1.F24:Sheet1.L28" chart:data-source-has-labels="both" svg:x="0.939cm" svg:y="1.68cm" svg:width="17.915cm" svg:height="12.157cm">
          <chartooo:coordinate-region svg:x="1.666cm" svg:y="1.879cm" svg:width="17.188cm" svg:height="11.311cm"/>
          <chart:axis chart:dimension="x" chart:name="primary-x" chart:style-name="ch5" chartooo:axis-type="auto">
            <chartooo:date-scale/>
            <chart:categories table:cell-range-address="Sheet1.F25:Sheet1.F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25:Sheet1.G28" chart:label-cell-address="Sheet1.G24:Sheet1.G24" chart:class="chart:bar">
            <chart:data-point chart:repeated="4"/>
          </chart:series>
          <chart:series chart:style-name="ch9" chart:values-cell-range-address="Sheet1.H25:Sheet1.H28" chart:label-cell-address="Sheet1.H24:Sheet1.H24" chart:class="chart:bar">
            <chart:data-point chart:repeated="4"/>
          </chart:series>
          <chart:series chart:style-name="ch10" chart:values-cell-range-address="Sheet1.I25:Sheet1.I28" chart:label-cell-address="Sheet1.I24:Sheet1.I24" chart:class="chart:bar">
            <chart:data-point chart:repeated="4"/>
          </chart:series>
          <chart:series chart:style-name="ch11" chart:values-cell-range-address="Sheet1.J25:Sheet1.J28" chart:label-cell-address="Sheet1.J24:Sheet1.J24" chart:class="chart:bar">
            <chart:data-point chart:repeated="4"/>
          </chart:series>
          <chart:series chart:style-name="ch12" chart:values-cell-range-address="Sheet1.K25:Sheet1.K28" chart:label-cell-address="Sheet1.K24:Sheet1.K24" chart:class="chart:bar">
            <chart:data-point chart:repeated="4"/>
          </chart:series>
          <chart:series chart:style-name="ch13" chart:values-cell-range-address="Sheet1.L25:Sheet1.L28" chart:label-cell-address="Sheet1.L24:Sheet1.L2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l</text:p>
                <draw:g>
                  <svg:desc>Sheet1.G24:Sheet1.G24</svg:desc>
                </draw:g>
              </table:table-cell>
              <table:table-cell office:value-type="string">
                <text:p>continuant</text:p>
                <draw:g>
                  <svg:desc>Sheet1.H24:Sheet1.H24</svg:desc>
                </draw:g>
              </table:table-cell>
              <table:table-cell office:value-type="string">
                <text:p>coronal_dorsal</text:p>
                <draw:g>
                  <svg:desc>Sheet1.I24:Sheet1.I24</svg:desc>
                </draw:g>
              </table:table-cell>
              <table:table-cell office:value-type="string">
                <text:p>coronal_labial</text:p>
                <draw:g>
                  <svg:desc>Sheet1.J24:Sheet1.J24</svg:desc>
                </draw:g>
              </table:table-cell>
              <table:table-cell office:value-type="string">
                <text:p>labial_dorsal</text:p>
                <draw:g>
                  <svg:desc>Sheet1.K24:Sheet1.K24</svg:desc>
                </draw:g>
              </table:table-cell>
              <table:table-cell office:value-type="string">
                <text:p>voice</text:p>
                <draw:g>
                  <svg:desc>Sheet1.L24:Sheet1.L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ones_dictio_25</text:p>
                <draw:g>
                  <svg:desc>Sheet1.F25:Sheet1.F28</svg:desc>
                </draw:g>
              </table:table-cell>
              <table:table-cell office:value-type="float" office:value="0.452083333">
                <text:p>0.452083333</text:p>
                <draw:g>
                  <svg:desc>Sheet1.G25:Sheet1.G28</svg:desc>
                </draw:g>
              </table:table-cell>
              <table:table-cell office:value-type="float" office:value="0.491452991">
                <text:p>0.491452991</text:p>
                <draw:g>
                  <svg:desc>Sheet1.H25:Sheet1.H28</svg:desc>
                </draw:g>
              </table:table-cell>
              <table:table-cell office:value-type="float" office:value="0.58125">
                <text:p>0.58125</text:p>
                <draw:g>
                  <svg:desc>Sheet1.I25:Sheet1.I28</svg:desc>
                </draw:g>
              </table:table-cell>
              <table:table-cell office:value-type="float" office:value="0.722105263">
                <text:p>0.722105263</text:p>
                <draw:g>
                  <svg:desc>Sheet1.J25:Sheet1.J28</svg:desc>
                </draw:g>
              </table:table-cell>
              <table:table-cell office:value-type="float" office:value="0.588194444">
                <text:p>0.588194444</text:p>
                <draw:g>
                  <svg:desc>Sheet1.K25:Sheet1.K28</svg:desc>
                </draw:g>
              </table:table-cell>
              <table:table-cell office:value-type="float" office:value="0.578753754">
                <text:p>0.578753754</text:p>
                <draw:g>
                  <svg:desc>Sheet1.L25:Sheet1.L28</svg:desc>
                </draw:g>
              </table:table-cell>
            </table:table-row>
            <table:table-row>
              <table:table-cell office:value-type="string">
                <text:p>phones_real_25</text:p>
              </table:table-cell>
              <table:table-cell office:value-type="float" office:value="0.420138889">
                <text:p>0.420138889</text:p>
              </table:table-cell>
              <table:table-cell office:value-type="float" office:value="0.624465812">
                <text:p>0.624465812</text:p>
              </table:table-cell>
              <table:table-cell office:value-type="float" office:value="0.732638889">
                <text:p>0.732638889</text:p>
              </table:table-cell>
              <table:table-cell office:value-type="float" office:value="0.655789474">
                <text:p>0.655789474</text:p>
              </table:table-cell>
              <table:table-cell office:value-type="float" office:value="0.682638889">
                <text:p>0.682638889</text:p>
              </table:table-cell>
              <table:table-cell office:value-type="float" office:value="0.633708709">
                <text:p>0.633708709</text:p>
              </table:table-cell>
            </table:table-row>
            <table:table-row>
              <table:table-cell office:value-type="string">
                <text:p>phones_#_dictio_25</text:p>
              </table:table-cell>
              <table:table-cell office:value-type="float" office:value="0.779861111">
                <text:p>0.779861111</text:p>
              </table:table-cell>
              <table:table-cell office:value-type="float" office:value="0.531517094">
                <text:p>0.531517094</text:p>
              </table:table-cell>
              <table:table-cell office:value-type="float" office:value="0.674305556">
                <text:p>0.674305556</text:p>
              </table:table-cell>
              <table:table-cell office:value-type="float" office:value="0.516315789">
                <text:p>0.516315789</text:p>
              </table:table-cell>
              <table:table-cell office:value-type="float" office:value="0.713194444">
                <text:p>0.713194444</text:p>
              </table:table-cell>
              <table:table-cell office:value-type="float" office:value="0.53490991">
                <text:p>0.53490991</text:p>
              </table:table-cell>
            </table:table-row>
            <table:table-row>
              <table:table-cell office:value-type="string">
                <text:p>phones_#_real_25</text:p>
              </table:table-cell>
              <table:table-cell office:value-type="float" office:value="0.628472222">
                <text:p>0.628472222</text:p>
              </table:table-cell>
              <table:table-cell office:value-type="float" office:value="0.598290598">
                <text:p>0.598290598</text:p>
              </table:table-cell>
              <table:table-cell office:value-type="float" office:value="0.724305556">
                <text:p>0.724305556</text:p>
              </table:table-cell>
              <table:table-cell office:value-type="float" office:value="0.557631579">
                <text:p>0.557631579</text:p>
              </table:table-cell>
              <table:table-cell office:value-type="float" office:value="0.81875">
                <text:p>0.81875</text:p>
              </table:table-cell>
              <table:table-cell office:value-type="float" office:value="0.608783784">
                <text:p>0.608783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